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graphic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761" draw:master-page-name="Master1-Layout1-title-标题幻灯片" presentation:presentation-page-layout-name="Master1-PPL1" draw:id="Slide-256">
        <presentation:notes draw:style-name="a770">
          <draw:page-thumbnail draw:page-number="1" svg:x="0.75in" svg:y="1.25in" svg:width="6in" svg:height="3.375in" presentation:class="page" draw:id="id69" presentation:style-name="a762" draw:name="幻灯片图像占位符 1">
            <svg:title/>
            <svg:desc/>
          </draw:page-thumbnail>
          <draw:frame draw:id="id70" presentation:style-name="a766" draw:name="备注占位符 2" svg:x="0.75in" svg:y="4.8125in" svg:width="6in" svg:height="3.9375in" presentation:class="notes" presentation:placeholder="false">
            <draw:text-box>
              <text:p text:style-name="a765" text:class-names="" text:cond-style-name=""><text:span text:style-name="a763" text:class-names="">comment1</text:span><text:span text:style-name="a764" text:class-names=""/></text:p>
            </draw:text-box>
            <svg:title/>
            <svg:desc/>
          </draw:frame>
          <draw:frame draw:id="id71" draw:style-name="a769" draw:name="灯片编号占位符 3" svg:x="4.24826in" svg:y="9.49826in" svg:width="3.25in" svg:height="0.50174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/>
    </style:style>
    <style:style style:family="table-cell" style:name="a76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d2deef"/>
    </style:style>
    <style:style style:family="table-cell" style:name="a75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/>
    </style:style>
    <style:style style:family="table-cell" style:name="a754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57" table:paragraph-style-name=""/>
      <table:last-row table:style-name="a758" table:paragraph-style-name=""/>
      <table:first-column table:style-name="a759" table:paragraph-style-name=""/>
      <table:last-column table:style-name="a760" table:paragraph-style-name=""/>
      <table:body table:style-name="a752" table:paragraph-style-name=""/>
      <table:even-rows table:style-name="a755" table:paragraph-style-name=""/>
      <table:odd-rows table:style-name="a756" table:paragraph-style-name=""/>
      <table:even-columns table:style-name="a753" table:paragraph-style-name=""/>
      <table:odd-columns table:style-name="a75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5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9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9/2021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页眉占位符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日期占位符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幻灯片图像占位符 3">
          <svg:title/>
          <svg:desc/>
        </draw:page-thumbnail>
        <draw:frame draw:id="id8" presentation:style-name="a56" draw:name="备注占位符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编辑母版文本样式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第二级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第五级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页脚占位符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灯片编号占位符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65">
      <draw:frame draw:id="id11" presentation:style-name="a69" draw:name="标题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单击此处编辑母版标题样式</text:span><text:span text:style-name="a67" text:class-names=""/></text:p>
        </draw:text-box>
        <svg:title/>
        <svg:desc/>
      </draw:frame>
      <draw:frame draw:id="id12" presentation:style-name="a73" draw:name="副标题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单击以编辑母版副标题样式</text:span><text:span text:style-name="a71" text:class-names=""/></text:p>
        </draw:text-box>
        <svg:title/>
        <svg:desc/>
      </draw:frame>
      <draw:frame draw:id="id13" presentation:style-name="a77" draw:name="日期占位符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4/9/2021</text:date></text:span></text:p>
        </draw:text-box>
        <svg:title/>
        <svg:desc/>
      </draw:frame>
      <draw:frame draw:id="id14" presentation:style-name="a80" draw:name="页脚占位符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灯片编号占位符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页眉占位符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日期占位符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幻灯片图像占位符 3">
          <svg:title/>
          <svg:desc/>
        </draw:page-thumbnail>
        <draw:frame draw:id="id8" presentation:style-name="a108" draw:name="备注占位符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编辑母版文本样式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第二级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第五级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页脚占位符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灯片编号占位符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17">
      <draw:frame draw:id="id16" presentation:style-name="a121" draw:name="标题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单击此处编辑母版标题样式</text:span><text:span text:style-name="a119" text:class-names=""/></text:p>
        </draw:text-box>
        <svg:title/>
        <svg:desc/>
      </draw:frame>
      <draw:frame draw:id="id17" presentation:style-name="a138" draw:name="内容占位符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编辑母版文本样式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第二级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第三级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第五级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日期占位符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4/9/2021</text:date></text:span></text:p>
        </draw:text-box>
        <svg:title/>
        <svg:desc/>
      </draw:frame>
      <draw:frame draw:id="id19" presentation:style-name="a145" draw:name="页脚占位符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灯片编号占位符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页眉占位符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日期占位符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幻灯片图像占位符 3">
          <svg:title/>
          <svg:desc/>
        </draw:page-thumbnail>
        <draw:frame draw:id="id8" presentation:style-name="a173" draw:name="备注占位符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编辑母版文本样式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第二级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第五级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页脚占位符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灯片编号占位符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82">
      <draw:frame draw:id="id21" presentation:style-name="a186" draw:name="标题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单击此处编辑母版标题样式</text:span><text:span text:style-name="a184" text:class-names=""/></text:p>
        </draw:text-box>
        <svg:title/>
        <svg:desc/>
      </draw:frame>
      <draw:frame draw:id="id22" presentation:style-name="a190" draw:name="文本占位符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编辑母版文本样式</text:span></text:p>
            </text:list-item>
          </text:list>
        </draw:text-box>
        <svg:title/>
        <svg:desc/>
      </draw:frame>
      <draw:frame draw:id="id23" presentation:style-name="a194" draw:name="日期占位符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4/9/2021</text:date></text:span></text:p>
        </draw:text-box>
        <svg:title/>
        <svg:desc/>
      </draw:frame>
      <draw:frame draw:id="id24" presentation:style-name="a197" draw:name="页脚占位符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灯片编号占位符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页眉占位符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日期占位符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幻灯片图像占位符 3">
          <svg:title/>
          <svg:desc/>
        </draw:page-thumbnail>
        <draw:frame draw:id="id8" presentation:style-name="a225" draw:name="备注占位符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编辑母版文本样式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第二级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第五级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页脚占位符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灯片编号占位符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34">
      <draw:frame draw:id="id26" presentation:style-name="a238" draw:name="标题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27" presentation:style-name="a255" draw:name="内容占位符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内容占位符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第二级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第三级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第五级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日期占位符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4/9/2021</text:date></text:span></text:p>
        </draw:text-box>
        <svg:title/>
        <svg:desc/>
      </draw:frame>
      <draw:frame draw:id="id30" presentation:style-name="a279" draw:name="页脚占位符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灯片编号占位符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页眉占位符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日期占位符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幻灯片图像占位符 3">
          <svg:title/>
          <svg:desc/>
        </draw:page-thumbnail>
        <draw:frame draw:id="id8" presentation:style-name="a307" draw:name="备注占位符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编辑母版文本样式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第二级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第五级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页脚占位符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灯片编号占位符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16">
      <draw:frame draw:id="id32" presentation:style-name="a320" draw:name="标题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单击此处编辑母版标题样式</text:span><text:span text:style-name="a318" text:class-names=""/></text:p>
        </draw:text-box>
        <svg:title/>
        <svg:desc/>
      </draw:frame>
      <draw:frame draw:id="id33" presentation:style-name="a324" draw:name="文本占位符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编辑母版文本样式</text:span></text:p>
            </text:list-item>
          </text:list>
        </draw:text-box>
        <svg:title/>
        <svg:desc/>
      </draw:frame>
      <draw:frame draw:id="id34" presentation:style-name="a341" draw:name="内容占位符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编辑母版文本样式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第二级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第三级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第五级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文本占位符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编辑母版文本样式</text:span></text:p>
            </text:list-item>
          </text:list>
        </draw:text-box>
        <svg:title/>
        <svg:desc/>
      </draw:frame>
      <draw:frame draw:id="id36" presentation:style-name="a362" draw:name="内容占位符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编辑母版文本样式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第二级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第三级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第五级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日期占位符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4/9/2021</text:date></text:span></text:p>
        </draw:text-box>
        <svg:title/>
        <svg:desc/>
      </draw:frame>
      <draw:frame draw:id="id38" presentation:style-name="a369" draw:name="页脚占位符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灯片编号占位符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页眉占位符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日期占位符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幻灯片图像占位符 3">
          <svg:title/>
          <svg:desc/>
        </draw:page-thumbnail>
        <draw:frame draw:id="id8" presentation:style-name="a397" draw:name="备注占位符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编辑母版文本样式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第二级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第五级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页脚占位符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灯片编号占位符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06">
      <draw:frame draw:id="id40" presentation:style-name="a410" draw:name="标题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单击此处编辑母版标题样式</text:span><text:span text:style-name="a408" text:class-names=""/></text:p>
        </draw:text-box>
        <svg:title/>
        <svg:desc/>
      </draw:frame>
      <draw:frame draw:id="id41" presentation:style-name="a414" draw:name="日期占位符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4/9/2021</text:date></text:span></text:p>
        </draw:text-box>
        <svg:title/>
        <svg:desc/>
      </draw:frame>
      <draw:frame draw:id="id42" presentation:style-name="a417" draw:name="页脚占位符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灯片编号占位符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页眉占位符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日期占位符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幻灯片图像占位符 3">
          <svg:title/>
          <svg:desc/>
        </draw:page-thumbnail>
        <draw:frame draw:id="id8" presentation:style-name="a445" draw:name="备注占位符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编辑母版文本样式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第二级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第五级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页脚占位符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灯片编号占位符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54">
      <draw:frame draw:id="id44" presentation:style-name="a458" draw:name="日期占位符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4/9/2021</text:date></text:span></text:p>
        </draw:text-box>
        <svg:title/>
        <svg:desc/>
      </draw:frame>
      <draw:frame draw:id="id45" presentation:style-name="a461" draw:name="页脚占位符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灯片编号占位符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页眉占位符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日期占位符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幻灯片图像占位符 3">
          <svg:title/>
          <svg:desc/>
        </draw:page-thumbnail>
        <draw:frame draw:id="id8" presentation:style-name="a489" draw:name="备注占位符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编辑母版文本样式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第二级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第五级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页脚占位符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灯片编号占位符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498">
      <draw:frame draw:id="id47" presentation:style-name="a502" draw:name="标题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单击此处编辑母版标题样式</text:span><text:span text:style-name="a500" text:class-names=""/></text:p>
        </draw:text-box>
        <svg:title/>
        <svg:desc/>
      </draw:frame>
      <draw:frame draw:id="id48" presentation:style-name="a519" draw:name="内容占位符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编辑母版文本样式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第二级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第三级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第五级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文本占位符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编辑母版文本样式</text:span></text:p>
            </text:list-item>
          </text:list>
        </draw:text-box>
        <svg:title/>
        <svg:desc/>
      </draw:frame>
      <draw:frame draw:id="id50" presentation:style-name="a527" draw:name="日期占位符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4/9/2021</text:date></text:span></text:p>
        </draw:text-box>
        <svg:title/>
        <svg:desc/>
      </draw:frame>
      <draw:frame draw:id="id51" presentation:style-name="a530" draw:name="页脚占位符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灯片编号占位符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页眉占位符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日期占位符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幻灯片图像占位符 3">
          <svg:title/>
          <svg:desc/>
        </draw:page-thumbnail>
        <draw:frame draw:id="id8" presentation:style-name="a558" draw:name="备注占位符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编辑母版文本样式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第二级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第五级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页脚占位符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灯片编号占位符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67">
      <draw:frame draw:id="id53" presentation:style-name="a571" draw:name="标题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单击此处编辑母版标题样式</text:span><text:span text:style-name="a569" text:class-names=""/></text:p>
        </draw:text-box>
        <svg:title/>
        <svg:desc/>
      </draw:frame>
      <draw:frame draw:id="id54" presentation:style-name="a574" draw:name="图片占位符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文本占位符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编辑母版文本样式</text:span></text:p>
            </text:list-item>
          </text:list>
        </draw:text-box>
        <svg:title/>
        <svg:desc/>
      </draw:frame>
      <draw:frame draw:id="id56" presentation:style-name="a582" draw:name="日期占位符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4/9/2021</text:date></text:span></text:p>
        </draw:text-box>
        <svg:title/>
        <svg:desc/>
      </draw:frame>
      <draw:frame draw:id="id57" presentation:style-name="a585" draw:name="页脚占位符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灯片编号占位符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页眉占位符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日期占位符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幻灯片图像占位符 3">
          <svg:title/>
          <svg:desc/>
        </draw:page-thumbnail>
        <draw:frame draw:id="id8" presentation:style-name="a613" draw:name="备注占位符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编辑母版文本样式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第二级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第五级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页脚占位符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灯片编号占位符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622">
      <draw:frame draw:id="id59" presentation:style-name="a626" draw:name="标题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单击此处编辑母版标题样式</text:span><text:span text:style-name="a624" text:class-names=""/></text:p>
        </draw:text-box>
        <svg:title/>
        <svg:desc/>
      </draw:frame>
      <draw:frame draw:id="id60" presentation:style-name="a643" draw:name="竖排文字占位符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编辑母版文本样式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第二级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第三级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第五级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日期占位符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4/9/2021</text:date></text:span></text:p>
        </draw:text-box>
        <svg:title/>
        <svg:desc/>
      </draw:frame>
      <draw:frame draw:id="id62" presentation:style-name="a650" draw:name="页脚占位符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灯片编号占位符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页眉占位符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日期占位符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幻灯片图像占位符 3">
          <svg:title/>
          <svg:desc/>
        </draw:page-thumbnail>
        <draw:frame draw:id="id8" presentation:style-name="a678" draw:name="备注占位符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编辑母版文本样式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第二级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第五级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页脚占位符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灯片编号占位符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687">
      <draw:frame draw:id="id64" presentation:style-name="a691" draw:name="竖排标题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单击此处编辑母版标题样式</text:span><text:span text:style-name="a689" text:class-names=""/></text:p>
        </draw:text-box>
        <svg:title/>
        <svg:desc/>
      </draw:frame>
      <draw:frame draw:id="id65" presentation:style-name="a708" draw:name="竖排文字占位符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编辑母版文本样式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第二级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第三级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第五级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日期占位符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4/9/2021</text:date></text:span></text:p>
        </draw:text-box>
        <svg:title/>
        <svg:desc/>
      </draw:frame>
      <draw:frame draw:id="id67" presentation:style-name="a715" draw:name="页脚占位符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灯片编号占位符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页眉占位符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日期占位符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幻灯片图像占位符 3">
          <svg:title/>
          <svg:desc/>
        </draw:page-thumbnail>
        <draw:frame draw:id="id8" presentation:style-name="a743" draw:name="备注占位符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编辑母版文本样式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第二级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第五级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页脚占位符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灯片编号占位符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2:33:09Z</dc:date>
    <meta:template xlink:href="Organic" xlink:type="simple"/>
    <meta:editing-cycles>1</meta:editing-cycles>
    <meta:editing-duration>PT527S</meta:editing-duration>
    <meta:document-statistic meta:paragraph-count="2" meta:word-count="2"/>
  </office:meta>
</office:document-meta>
</file>